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965in"/>
    </style:style>
    <style:style style:name="co9" style:family="table-column">
      <style:table-column-properties fo:break-before="auto" style:column-width="0.1854in"/>
    </style:style>
    <style:style style:name="co6" style:family="table-column">
      <style:table-column-properties fo:break-before="auto" style:column-width="0.2071in"/>
    </style:style>
    <style:style style:name="co10" style:family="table-column">
      <style:table-column-properties fo:break-before="auto" style:column-width="1.9008in"/>
    </style:style>
    <style:style style:name="co11" style:family="table-column">
      <style:table-column-properties fo:break-before="auto" style:column-width="1.5508in"/>
    </style:style>
    <style:style style:name="co12" style:family="table-column">
      <style:table-column-properties fo:break-before="auto" style:column-width="0.2508in"/>
    </style:style>
    <style:style style:name="co13" style:family="table-column">
      <style:table-column-properties fo:break-before="auto" style:column-width="1.0811in"/>
    </style:style>
    <style:style style:name="co14" style:family="table-column">
      <style:table-column-properties fo:break-before="auto" style:column-width="0.939in"/>
    </style:style>
    <style:style style:name="co15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position="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ext-properties fo:color="#999999" style:text-position="" fo:font-weight="normal" style:font-weight-asian="normal" style:font-weight-complex="normal"/>
    </style:style>
    <style:style style:name="ce18" style:family="table-cell" style:parent-style-name="Default">
      <style:text-properties fo:color="#999999"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ff"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in"/>
      <style:text-properties fo:color="#0000ff"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21"/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3" style:family="table-cell" style:parent-style-name="Default" style:data-style-name="N124">
      <style:table-cell-properties fo:background-color="transparent" fo:padding-bottom="0.0193in" fo:padding-left="0.0138in" fo:padding-right="0.0138in" fo:padding-top="0.0193in"/>
      <style:text-properties style:use-window-font-color="true"/>
    </style:style>
    <style:style style:name="T1" style:family="text">
      <style:text-properties fo:color="#0000ff"/>
    </style:style>
  </office:automatic-styles>
  <office:body>
    <office:spreadsheet>
      <table:table table:name="result" table:style-name="ta1">
        <table:table-column table:style-name="co12" table:default-cell-style-name="Default"/>
        <table:table-column table:style-name="co2" table:default-cell-style-name="Default"/>
        <table:table-column table:style-name="co13" table:number-columns-repeated="2" table:default-cell-style-name="ce29"/>
        <table:table-column table:style-name="co14" table:default-cell-style-name="ce29"/>
        <table:table-column table:style-name="co15" table:default-cell-style-name="ce29"/>
        <table:table-column table:style-name="co6" table:default-cell-style-name="Default"/>
        <table:table-column table:style-name="co15" table:default-cell-style-name="Default"/>
        <table:table-row table:style-name="ro1">
          <table:table-cell/>
          <table:table-cell table:style-name="ce23"/>
          <table:table-cell table:style-name="ce27" table:number-columns-repeated="4"/>
          <table:table-cell table:number-columns-repeated="2"/>
        </table:table-row>
        <table:table-row table:style-name="ro2">
          <table:table-cell/>
          <table:table-cell table:style-name="ce24" office:value-type="string" table:number-columns-spanned="7" table:number-rows-spanned="1">
            <text:p>Message Round-Trip Time in dependency on packet loss</text:p>
          </table:table-cell>
          <table:covered-table-cell table:number-columns-repeated="4" table:style-name="ce27"/>
          <table:covered-table-cell table:number-columns-repeated="2"/>
        </table:table-row>
        <table:table-row table:style-name="ro1">
          <table:table-cell/>
          <table:table-cell table:style-name="ce23"/>
          <table:table-cell table:style-name="ce27" table:number-columns-repeated="4"/>
          <table:table-cell table:number-columns-repeated="2"/>
        </table:table-row>
        <table:table-row table:style-name="ro3">
          <table:table-cell/>
          <table:table-cell table:style-name="ce25" office:value-type="string" table:number-columns-spanned="3" table:number-rows-spanned="1">
            <text:p>Packet loss ratio in command</text:p>
          </table:table-cell>
          <table:covered-table-cell table:number-columns-repeated="2" table:style-name="ce27"/>
          <table:table-cell table:style-name="ce30" office:value-type="string" table:number-columns-spanned="4" table:number-rows-spanned="1">
            <text:p>ipfw pipe 1 config plr<text:span text:style-name="T1"> X.X</text:span></text:p>
          </table:table-cell>
          <table:covered-table-cell table:style-name="ce27"/>
          <table:covered-table-cell table:number-columns-repeated="2"/>
        </table:table-row>
        <table:table-row table:style-name="ro1">
          <table:table-cell/>
          <table:table-cell table:style-name="ce23"/>
          <table:table-cell table:style-name="ce27" table:number-columns-repeated="4"/>
          <table:table-cell table:number-columns-repeated="2"/>
        </table:table-row>
        <table:table-row table:style-name="ro4">
          <table:table-cell/>
          <table:table-cell table:style-name="ce26" office:value-type="float" office:value="0">
            <text:p>0</text:p>
          </table:table-cell>
          <table:table-cell table:style-name="ce28" office:value-type="string" table:number-columns-spanned="4" table:number-rows-spanned="1">
            <text:p>Round-Trip Time</text:p>
          </table:table-cell>
          <table:covered-table-cell table:number-columns-repeated="3" table:style-name="ce27"/>
          <table:table-cell/>
          <table:table-cell table:style-name="ce31"/>
        </table:table-row>
        <table:table-row table:style-name="ro1">
          <table:table-cell/>
          <table:table-cell table:style-name="ce23" office:value-type="string">
            <text:p>Platform</text:p>
          </table:table-cell>
          <table:table-cell table:style-name="ce27" office:value-type="string">
            <text:p>Median</text:p>
          </table:table-cell>
          <table:table-cell table:style-name="ce27" office:value-type="string">
            <text:p>Average</text:p>
          </table:table-cell>
          <table:table-cell table:style-name="ce27" office:value-type="string">
            <text:p>Min</text:p>
          </table:table-cell>
          <table:table-cell table:style-name="ce27" office:value-type="string">
            <text:p>Max</text:p>
          </table:table-cell>
          <table:table-cell/>
          <table:table-cell table:style-name="ce32"/>
        </table:table-row>
        <table:table-row table:style-name="ro5">
          <table:table-cell/>
          <table:table-cell office:value-type="string">
            <text:p>Jxta</text:p>
          </table:table-cell>
          <table:table-cell table:formula="of:=MEDIAN([data_0_0.B5:.B22])" office:value-type="float" office:value="127.3331485">
            <text:p>127.33 ms</text:p>
          </table:table-cell>
          <table:table-cell table:formula="of:=AVERAGE([data_0_0.B5:.B22])" office:value-type="float" office:value="139.538645833333">
            <text:p>139.54 ms</text:p>
          </table:table-cell>
          <table:table-cell table:formula="of:=MIN([data_0_0.B5:.B22])" office:value-type="float" office:value="97.41423">
            <text:p>97.41 ms</text:p>
          </table:table-cell>
          <table:table-cell table:formula="of:=MAX([data_0_0.B5:.B22])" office:value-type="float" office:value="230.636188">
            <text:p>230.64 ms</text:p>
          </table:table-cell>
          <table:table-cell/>
          <table:table-cell table:style-name="ce33"/>
        </table:table-row>
        <table:table-row table:style-name="ro5">
          <table:table-cell/>
          <table:table-cell office:value-type="string">
            <text:p>Jade</text:p>
          </table:table-cell>
          <table:table-cell table:formula="of:=MEDIAN([data_0_0.D5:.D22])" office:value-type="float" office:value="3.4293145">
            <text:p>3.43 ms</text:p>
          </table:table-cell>
          <table:table-cell table:formula="of:=AVERAGE([data_0_0.D5:.D22])" office:value-type="float" office:value="4.15816705555556">
            <text:p>4.16 ms</text:p>
          </table:table-cell>
          <table:table-cell table:formula="of:=MIN([data_0_0.D5:.D22])" office:value-type="float" office:value="2.417346">
            <text:p>2.42 ms</text:p>
          </table:table-cell>
          <table:table-cell table:formula="of:=MAX([data_0_0.D5:.D22])" office:value-type="float" office:value="10.561428">
            <text:p>10.56 ms</text:p>
          </table:table-cell>
          <table:table-cell/>
          <table:table-cell table:style-name="ce33"/>
        </table:table-row>
        <table:table-row table:style-name="ro5">
          <table:table-cell/>
          <table:table-cell office:value-type="string">
            <text:p>Fuse</text:p>
          </table:table-cell>
          <table:table-cell table:formula="of:=MEDIAN([data_0_0.F5:.F22])" office:value-type="float" office:value="53.024414">
            <text:p>53.02 ms</text:p>
          </table:table-cell>
          <table:table-cell table:formula="of:=AVERAGE([data_0_0.F5:.F22])" office:value-type="float" office:value="57.5130486111111">
            <text:p>57.51 ms</text:p>
          </table:table-cell>
          <table:table-cell table:formula="of:=MIN([data_0_0.F5:.F22])" office:value-type="float" office:value="40.072994">
            <text:p>40.07 ms</text:p>
          </table:table-cell>
          <table:table-cell table:formula="of:=MAX([data_0_0.F5:.F22])" office:value-type="float" office:value="105.562821">
            <text:p>105.56 ms</text:p>
          </table:table-cell>
          <table:table-cell/>
          <table:table-cell table:style-name="ce33"/>
        </table:table-row>
        <table:table-row table:style-name="ro5">
          <table:table-cell/>
          <table:table-cell office:value-type="string">
            <text:p>Mule</text:p>
          </table:table-cell>
          <table:table-cell table:formula="of:=MEDIAN([data_0_0.H5:.H22])" office:value-type="float" office:value="18.8931355">
            <text:p>18.89 ms</text:p>
          </table:table-cell>
          <table:table-cell table:formula="of:=AVERAGE([data_0_0.H5:.H22])" office:value-type="float" office:value="20.0007627222222">
            <text:p>20.00 ms</text:p>
          </table:table-cell>
          <table:table-cell table:formula="of:=MIN([data_0_0.H5:.H22])" office:value-type="float" office:value="10.707215">
            <text:p>10.71 ms</text:p>
          </table:table-cell>
          <table:table-cell table:formula="of:=MAX([data_0_0.H5:.H22])" office:value-type="float" office:value="41.421632">
            <text:p>41.42 ms</text:p>
          </table:table-cell>
          <table:table-cell/>
          <table:table-cell table:style-name="ce3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31"/>
        </table:table-row>
        <table:table-row table:style-name="ro6">
          <table:table-cell/>
          <table:table-cell table:style-name="ce26" office:value-type="float" office:value="0.1">
            <text:p>0.1</text:p>
          </table:table-cell>
          <table:table-cell table:style-name="ce28" office:value-type="string" table:number-columns-spanned="4" table:number-rows-spanned="1">
            <text:p>Round-Trip Time</text:p>
          </table:table-cell>
          <table:covered-table-cell table:number-columns-repeated="3" table:style-name="ce27"/>
          <table:table-cell/>
          <table:table-cell table:style-name="ce31"/>
        </table:table-row>
        <table:table-row table:style-name="ro1">
          <table:table-cell/>
          <table:table-cell table:style-name="ce23" office:value-type="string">
            <text:p>Platform</text:p>
          </table:table-cell>
          <table:table-cell table:style-name="ce27" office:value-type="string">
            <text:p>Median</text:p>
          </table:table-cell>
          <table:table-cell table:style-name="ce27" office:value-type="string">
            <text:p>Average</text:p>
          </table:table-cell>
          <table:table-cell table:style-name="ce27" office:value-type="string">
            <text:p>Min</text:p>
          </table:table-cell>
          <table:table-cell table:style-name="ce27" office:value-type="string">
            <text:p>Max</text:p>
          </table:table-cell>
          <table:table-cell/>
          <table:table-cell table:style-name="ce32"/>
        </table:table-row>
        <table:table-row table:style-name="ro5">
          <table:table-cell/>
          <table:table-cell office:value-type="string">
            <text:p>Jxta</text:p>
          </table:table-cell>
          <table:table-cell table:formula="of:=MEDIAN([data_0_1.B5:.B22])" office:value-type="float" office:value="280.4323175">
            <text:p>280.43 ms</text:p>
          </table:table-cell>
          <table:table-cell table:formula="of:=AVERAGE([data_0_1.B5:.B22])" office:value-type="float" office:value="479.819422055556">
            <text:p>479.82 ms</text:p>
          </table:table-cell>
          <table:table-cell table:formula="of:=MIN([data_0_1.B5:.B22])" office:value-type="float" office:value="68.170511">
            <text:p>68.17 ms</text:p>
          </table:table-cell>
          <table:table-cell table:formula="of:=MAX([data_0_1.B5:.B22])" office:value-type="float" office:value="1986.632572">
            <text:p>1986.63 ms</text:p>
          </table:table-cell>
          <table:table-cell/>
          <table:table-cell table:style-name="ce33"/>
        </table:table-row>
        <table:table-row table:style-name="ro5">
          <table:table-cell/>
          <table:table-cell office:value-type="string">
            <text:p>Jade</text:p>
          </table:table-cell>
          <table:table-cell table:formula="of:=MEDIAN([data_0_1.D5:.D22])" office:value-type="float" office:value="4.057396">
            <text:p>4.06 ms</text:p>
          </table:table-cell>
          <table:table-cell table:formula="of:=AVERAGE([data_0_1.D5:.D22])" office:value-type="float" office:value="38.478389">
            <text:p>38.48 ms</text:p>
          </table:table-cell>
          <table:table-cell table:formula="of:=MIN([data_0_1.D5:.D22])" office:value-type="float" office:value="2.076988">
            <text:p>2.08 ms</text:p>
          </table:table-cell>
          <table:table-cell table:formula="of:=MAX([data_0_1.D5:.D22])" office:value-type="float" office:value="213.233784">
            <text:p>213.23 ms</text:p>
          </table:table-cell>
          <table:table-cell/>
          <table:table-cell table:style-name="ce33"/>
        </table:table-row>
        <table:table-row table:style-name="ro5">
          <table:table-cell/>
          <table:table-cell office:value-type="string">
            <text:p>Fuse</text:p>
          </table:table-cell>
          <table:table-cell table:formula="of:=MEDIAN([data_0_1.F5:.F22])" office:value-type="float" office:value="748.225579">
            <text:p>748.23 ms</text:p>
          </table:table-cell>
          <table:table-cell table:formula="of:=AVERAGE([data_0_1.F5:.F22])" office:value-type="float" office:value="1628.61713544444">
            <text:p>1628.62 ms</text:p>
          </table:table-cell>
          <table:table-cell table:formula="of:=MIN([data_0_1.F5:.F22])" office:value-type="float" office:value="29.876364">
            <text:p>29.88 ms</text:p>
          </table:table-cell>
          <table:table-cell table:formula="of:=MAX([data_0_1.F5:.F22])" office:value-type="float" office:value="6094.951842">
            <text:p>6094.95 ms</text:p>
          </table:table-cell>
          <table:table-cell/>
          <table:table-cell table:style-name="ce33"/>
        </table:table-row>
        <table:table-row table:style-name="ro5">
          <table:table-cell/>
          <table:table-cell office:value-type="string">
            <text:p>Mule</text:p>
          </table:table-cell>
          <table:table-cell table:formula="of:=MEDIAN([data_0_1.H5:.H22])" office:value-type="float" office:value="22.4480475">
            <text:p>22.45 ms</text:p>
          </table:table-cell>
          <table:table-cell table:formula="of:=AVERAGE([data_0_1.H5:.H22])" office:value-type="float" office:value="68.9009537222222">
            <text:p>68.90 ms</text:p>
          </table:table-cell>
          <table:table-cell table:formula="of:=MIN([data_0_1.H5:.H22])" office:value-type="float" office:value="11.766554">
            <text:p>11.77 ms</text:p>
          </table:table-cell>
          <table:table-cell table:formula="of:=MAX([data_0_1.H5:.H22])" office:value-type="float" office:value="239.328338">
            <text:p>239.33 ms</text:p>
          </table:table-cell>
          <table:table-cell/>
          <table:table-cell table:style-name="ce3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6">
          <table:table-cell/>
          <table:table-cell table:style-name="ce26" office:value-type="float" office:value="0.2">
            <text:p>0.2</text:p>
          </table:table-cell>
          <table:table-cell table:style-name="ce28" office:value-type="string" table:number-columns-spanned="4" table:number-rows-spanned="1">
            <text:p>Round-Trip Time</text:p>
          </table:table-cell>
          <table:covered-table-cell table:number-columns-repeated="3" table:style-name="ce27"/>
          <table:table-cell table:number-columns-repeated="2"/>
        </table:table-row>
        <table:table-row table:style-name="ro1">
          <table:table-cell/>
          <table:table-cell table:style-name="ce23" office:value-type="string">
            <text:p>Platform</text:p>
          </table:table-cell>
          <table:table-cell table:style-name="ce27" office:value-type="string">
            <text:p>Median</text:p>
          </table:table-cell>
          <table:table-cell table:style-name="ce27" office:value-type="string">
            <text:p>Average</text:p>
          </table:table-cell>
          <table:table-cell table:style-name="ce27" office:value-type="string">
            <text:p>Min</text:p>
          </table:table-cell>
          <table:table-cell table:style-name="ce27" office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xta</text:p>
          </table:table-cell>
          <table:table-cell table:formula="of:=MEDIAN([data_0_2.B5:.B22])" office:value-type="float" office:value="667.837401">
            <text:p>667.84 ms</text:p>
          </table:table-cell>
          <table:table-cell table:formula="of:=AVERAGE([data_0_2.B5:.B22])" office:value-type="float" office:value="807.396085944445">
            <text:p>807.40 ms</text:p>
          </table:table-cell>
          <table:table-cell table:formula="of:=MIN([data_0_2.B5:.B22])" office:value-type="float" office:value="302.200515">
            <text:p>302.20 ms</text:p>
          </table:table-cell>
          <table:table-cell table:formula="of:=MAX([data_0_2.B5:.B22])" office:value-type="float" office:value="1922.609788">
            <text:p>1922.61 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de</text:p>
          </table:table-cell>
          <table:table-cell table:formula="of:=MEDIAN([data_0_2.D5:.D22])" office:value-type="float" office:value="5.405939">
            <text:p>5.41 ms</text:p>
          </table:table-cell>
          <table:table-cell table:formula="of:=AVERAGE([data_0_2.D5:.D22])" office:value-type="float" office:value="747.648585">
            <text:p>747.65 ms</text:p>
          </table:table-cell>
          <table:table-cell table:formula="of:=MIN([data_0_2.D5:.D22])" office:value-type="float" office:value="2.535328">
            <text:p>2.54 ms</text:p>
          </table:table-cell>
          <table:table-cell table:formula="of:=MAX([data_0_2.D5:.D22])" office:value-type="float" office:value="4423.201694">
            <text:p>4423.20 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se</text:p>
          </table:table-cell>
          <table:table-cell table:formula="of:=MEDIAN([data_0_2.F5:.F22])" office:value-type="float" office:value="6529.204758">
            <text:p>6529.20 ms</text:p>
          </table:table-cell>
          <table:table-cell table:formula="of:=AVERAGE([data_0_2.F5:.F22])" office:value-type="float" office:value="9229.5162095">
            <text:p>9229.52 ms</text:p>
          </table:table-cell>
          <table:table-cell table:formula="of:=MIN([data_0_2.F5:.F22])" office:value-type="float" office:value="228.634996">
            <text:p>228.63 ms</text:p>
          </table:table-cell>
          <table:table-cell table:formula="of:=MAX([data_0_2.F5:.F22])" office:value-type="float" office:value="29114.140621">
            <text:p>29114.14 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le</text:p>
          </table:table-cell>
          <table:table-cell table:formula="of:=MEDIAN([data_0_2.H5:.H22])" office:value-type="float" office:value="119.3272645">
            <text:p>119.33 ms</text:p>
          </table:table-cell>
          <table:table-cell table:formula="of:=AVERAGE([data_0_2.H5:.H22])" office:value-type="float" office:value="197.491146611111">
            <text:p>197.49 ms</text:p>
          </table:table-cell>
          <table:table-cell table:formula="of:=MIN([data_0_2.H5:.H22])" office:value-type="float" office:value="10.547553">
            <text:p>10.55 ms</text:p>
          </table:table-cell>
          <table:table-cell table:formula="of:=MAX([data_0_2.H5:.H22])" office:value-type="float" office:value="641.908437">
            <text:p>641.91 m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6">
          <table:table-cell/>
          <table:table-cell table:style-name="ce26" office:value-type="float" office:value="0.3">
            <text:p>0.3</text:p>
          </table:table-cell>
          <table:table-cell table:style-name="ce28" office:value-type="string" table:number-columns-spanned="4" table:number-rows-spanned="1">
            <text:p>Round-Trip Time</text:p>
          </table:table-cell>
          <table:covered-table-cell table:number-columns-repeated="3" table:style-name="ce27"/>
          <table:table-cell table:number-columns-repeated="2"/>
        </table:table-row>
        <table:table-row table:style-name="ro1">
          <table:table-cell/>
          <table:table-cell table:style-name="ce23" office:value-type="string">
            <text:p>Platform</text:p>
          </table:table-cell>
          <table:table-cell table:style-name="ce27" office:value-type="string">
            <text:p>Median</text:p>
          </table:table-cell>
          <table:table-cell table:style-name="ce27" office:value-type="string">
            <text:p>Average</text:p>
          </table:table-cell>
          <table:table-cell table:style-name="ce27" office:value-type="string">
            <text:p>Min</text:p>
          </table:table-cell>
          <table:table-cell table:style-name="ce27" office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xta</text:p>
          </table:table-cell>
          <table:table-cell table:formula="of:=MEDIAN([data_0_3.B5:.B22])" office:value-type="float" office:value="1645.301968">
            <text:p>1645.30 ms</text:p>
          </table:table-cell>
          <table:table-cell table:formula="of:=AVERAGE([data_0_3.B5:.B22])" office:value-type="float" office:value="1991.76729027778">
            <text:p>1991.77 ms</text:p>
          </table:table-cell>
          <table:table-cell table:formula="of:=MIN([data_0_3.B5:.B22])" office:value-type="float" office:value="74.601751">
            <text:p>74.60 ms</text:p>
          </table:table-cell>
          <table:table-cell table:formula="of:=MAX([data_0_3.B5:.B22])" office:value-type="float" office:value="5458.445699">
            <text:p>5458.45 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de</text:p>
          </table:table-cell>
          <table:table-cell table:formula="of:=MEDIAN([data_0_3.D5:.D22])" office:value-type="float" office:value="948.3232165">
            <text:p>948.32 ms</text:p>
          </table:table-cell>
          <table:table-cell table:formula="of:=AVERAGE([data_0_3.D5:.D22])" office:value-type="float" office:value="2682.26135238889">
            <text:p>2682.26 ms</text:p>
          </table:table-cell>
          <table:table-cell table:formula="of:=MIN([data_0_3.D5:.D22])" office:value-type="float" office:value="2.363917">
            <text:p>2.36 ms</text:p>
          </table:table-cell>
          <table:table-cell table:formula="of:=MAX([data_0_3.D5:.D22])" office:value-type="float" office:value="9046.931629">
            <text:p>9046.93 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se</text:p>
          </table:table-cell>
          <table:table-cell table:formula="of:=MEDIAN([data_0_3.F5:.F22])" office:value-type="float" office:value="25729.1993275">
            <text:p>25729.20 ms</text:p>
          </table:table-cell>
          <table:table-cell table:formula="of:=AVERAGE([data_0_3.F5:.F22])" office:value-type="float" office:value="36858.9080873889">
            <text:p>36858.91 ms</text:p>
          </table:table-cell>
          <table:table-cell table:formula="of:=MIN([data_0_3.F5:.F22])" office:value-type="float" office:value="5923.845943">
            <text:p>5923.85 ms</text:p>
          </table:table-cell>
          <table:table-cell table:formula="of:=MAX([data_0_3.F5:.F22])" office:value-type="float" office:value="75671.036302">
            <text:p>75671.04 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le</text:p>
          </table:table-cell>
          <table:table-cell table:formula="of:=MEDIAN([data_0_3.H5:.H22])" office:value-type="float" office:value="234.8185195">
            <text:p>234.82 ms</text:p>
          </table:table-cell>
          <table:table-cell table:formula="of:=AVERAGE([data_0_3.H5:.H22])" office:value-type="float" office:value="368.505366222222">
            <text:p>368.51 ms</text:p>
          </table:table-cell>
          <table:table-cell table:formula="of:=MIN([data_0_3.H5:.H22])" office:value-type="float" office:value="18.414252">
            <text:p>18.41 ms</text:p>
          </table:table-cell>
          <table:table-cell table:formula="of:=MAX([data_0_3.H5:.H22])" office:value-type="float" office:value="1472.842286">
            <text:p>1472.84 m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6">
          <table:table-cell/>
          <table:table-cell table:style-name="ce26" office:value-type="float" office:value="0.4">
            <text:p>0.4</text:p>
          </table:table-cell>
          <table:table-cell table:style-name="ce28" office:value-type="string" table:number-columns-spanned="4" table:number-rows-spanned="1">
            <text:p>Round-Trip Time</text:p>
          </table:table-cell>
          <table:covered-table-cell table:number-columns-repeated="3" table:style-name="ce27"/>
          <table:table-cell table:number-columns-repeated="2"/>
        </table:table-row>
        <table:table-row table:style-name="ro1">
          <table:table-cell/>
          <table:table-cell table:style-name="ce23" office:value-type="string">
            <text:p>Platform</text:p>
          </table:table-cell>
          <table:table-cell table:style-name="ce27" office:value-type="string">
            <text:p>Median</text:p>
          </table:table-cell>
          <table:table-cell table:style-name="ce27" office:value-type="string">
            <text:p>Average</text:p>
          </table:table-cell>
          <table:table-cell table:style-name="ce27" office:value-type="string">
            <text:p>Min</text:p>
          </table:table-cell>
          <table:table-cell table:style-name="ce27" office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xta</text:p>
          </table:table-cell>
          <table:table-cell table:formula="of:=MEDIAN([data_0_4.B5:.B22])" office:value-type="float" office:value="3352.2387535">
            <text:p>3352.24 ms</text:p>
          </table:table-cell>
          <table:table-cell table:formula="of:=AVERAGE([data_0_4.B5:.B22])" office:value-type="float" office:value="12650.1847483889">
            <text:p>12650.18 ms</text:p>
          </table:table-cell>
          <table:table-cell table:formula="of:=MIN([data_0_4.B5:.B22])" office:value-type="float" office:value="1529.444852">
            <text:p>1529.44 ms</text:p>
          </table:table-cell>
          <table:table-cell table:formula="of:=MAX([data_0_4.B5:.B22])" office:value-type="float" office:value="61858.102852">
            <text:p>61858.10 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de</text:p>
          </table:table-cell>
          <table:table-cell table:formula="of:=MEDIAN([data_0_4.D5:.D22])" office:value-type="float" office:value="25057.5208575">
            <text:p>25057.52 ms</text:p>
          </table:table-cell>
          <table:table-cell table:formula="of:=AVERAGE([data_0_4.D5:.D22])" office:value-type="float" office:value="17348.0951456667">
            <text:p>17348.10 ms</text:p>
          </table:table-cell>
          <table:table-cell table:formula="of:=MIN([data_0_4.D5:.D22])" office:value-type="float" office:value="2312.156584">
            <text:p>2312.16 ms</text:p>
          </table:table-cell>
          <table:table-cell table:formula="of:=MAX([data_0_4.D5:.D22])" office:value-type="float" office:value="30424.821358">
            <text:p>30424.82 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se</text:p>
          </table:table-cell>
          <table:table-cell table:formula="of:=MEDIAN([data_0_4.F5:.F22])" office:value-type="float" office:value="52091.3711805">
            <text:p>52091.37 ms</text:p>
          </table:table-cell>
          <table:table-cell table:formula="of:=AVERAGE([data_0_4.F5:.F22])" office:value-type="float" office:value="56387.2668892222">
            <text:p>56387.27 ms</text:p>
          </table:table-cell>
          <table:table-cell table:formula="of:=MIN([data_0_4.F5:.F22])" office:value-type="float" office:value="27329.126812">
            <text:p>27329.13 ms</text:p>
          </table:table-cell>
          <table:table-cell table:formula="of:=MAX([data_0_4.F5:.F22])" office:value-type="float" office:value="102535.799869">
            <text:p>102535.80 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le</text:p>
          </table:table-cell>
          <table:table-cell table:formula="of:=MEDIAN([data_0_4.H5:.H22])" office:value-type="float" office:value="1185.2164985">
            <text:p>1185.22 ms</text:p>
          </table:table-cell>
          <table:table-cell table:formula="of:=AVERAGE([data_0_4.H5:.H22])" office:value-type="float" office:value="1768.89943244444">
            <text:p>1768.90 ms</text:p>
          </table:table-cell>
          <table:table-cell table:formula="of:=MIN([data_0_4.H5:.H22])" office:value-type="float" office:value="17.121033">
            <text:p>17.12 ms</text:p>
          </table:table-cell>
          <table:table-cell table:formula="of:=MAX([data_0_4.H5:.H22])" office:value-type="float" office:value="6595.975439">
            <text:p>6595.98 ms</text:p>
          </table:table-cell>
          <table:table-cell table:number-columns-repeated="2"/>
        </table:table-row>
      </table:table>
      <table:table table:name="data_0_0" table:style-name="ta1">
        <table:table-column table:style-name="co7" table:default-cell-style-name="Default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2" table:default-cell-style-name="ce11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2" office:value-type="string">
            <text:p>jxta</text:p>
          </table:table-cell>
          <table:table-cell table:style-name="ce5"/>
          <table:table-cell table:style-name="ce12" office:value-type="string">
            <text:p>jade</text:p>
          </table:table-cell>
          <table:table-cell table:style-name="ce5"/>
          <table:table-cell table:style-name="ce12" office:value-type="string">
            <text:p>fuse</text:p>
          </table:table-cell>
          <table:table-cell table:style-name="ce5"/>
          <table:table-cell table:style-name="ce12" office:value-type="string">
            <text:p>mule</text:p>
          </table:table-cell>
          <table:table-cell table:number-columns-repeated="4"/>
        </table:table-row>
        <table:table-row table:style-name="ro1">
          <table:table-cell table:style-name="ce11"/>
          <table:table-cell table:style-name="ce13" office:value-type="float" office:value="565.684136">
            <text:p>565.684136</text:p>
          </table:table-cell>
          <table:table-cell table:style-name="ce14"/>
          <table:table-cell table:style-name="ce13" office:value-type="float" office:value="17.827192">
            <text:p>17.827192</text:p>
          </table:table-cell>
          <table:table-cell table:style-name="ce14"/>
          <table:table-cell table:style-name="ce13" office:value-type="float" office:value="187.108891">
            <text:p>187.108891</text:p>
          </table:table-cell>
          <table:table-cell table:style-name="ce14"/>
          <table:table-cell table:style-name="ce13" office:value-type="float" office:value="471.320095">
            <text:p>471.32009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588.249772">
            <text:p>588.249772</text:p>
          </table:table-cell>
          <table:table-cell/>
          <table:table-cell office:value-type="float" office:value="22.583099">
            <text:p>22.583099</text:p>
          </table:table-cell>
          <table:table-cell/>
          <table:table-cell office:value-type="float" office:value="185.266812">
            <text:p>185.266812</text:p>
          </table:table-cell>
          <table:table-cell/>
          <table:table-cell office:value-type="float" office:value="493.164665">
            <text:p>493.164665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170.426921">
            <text:p>170.426921</text:p>
          </table:table-cell>
          <table:table-cell/>
          <table:table-cell office:value-type="float" office:value="2.88652">
            <text:p>2.88652</text:p>
          </table:table-cell>
          <table:table-cell/>
          <table:table-cell office:value-type="float" office:value="59.537893">
            <text:p>59.537893</text:p>
          </table:table-cell>
          <table:table-cell/>
          <table:table-cell office:value-type="float" office:value="22.041836">
            <text:p>22.041836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176.550818">
            <text:p>176.550818</text:p>
          </table:table-cell>
          <table:table-cell/>
          <table:table-cell office:value-type="float" office:value="3.601439">
            <text:p>3.601439</text:p>
          </table:table-cell>
          <table:table-cell/>
          <table:table-cell office:value-type="float" office:value="82.92818">
            <text:p>82.92818</text:p>
          </table:table-cell>
          <table:table-cell/>
          <table:table-cell office:value-type="float" office:value="29.659849">
            <text:p>29.659849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175.409968">
            <text:p>175.409968</text:p>
          </table:table-cell>
          <table:table-cell/>
          <table:table-cell office:value-type="float" office:value="2.7067">
            <text:p>2.7067</text:p>
          </table:table-cell>
          <table:table-cell/>
          <table:table-cell office:value-type="float" office:value="49.29275">
            <text:p>49.29275</text:p>
          </table:table-cell>
          <table:table-cell/>
          <table:table-cell office:value-type="float" office:value="13.080542">
            <text:p>13.080542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171.192045">
            <text:p>171.192045</text:p>
          </table:table-cell>
          <table:table-cell/>
          <table:table-cell office:value-type="float" office:value="3.364499">
            <text:p>3.364499</text:p>
          </table:table-cell>
          <table:table-cell/>
          <table:table-cell office:value-type="float" office:value="52.92455">
            <text:p>52.92455</text:p>
          </table:table-cell>
          <table:table-cell/>
          <table:table-cell office:value-type="float" office:value="16.495489">
            <text:p>16.495489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222.948657">
            <text:p>222.948657</text:p>
          </table:table-cell>
          <table:table-cell/>
          <table:table-cell office:value-type="float" office:value="2.417346">
            <text:p>2.417346</text:p>
          </table:table-cell>
          <table:table-cell/>
          <table:table-cell office:value-type="float" office:value="48.20252">
            <text:p>48.20252</text:p>
          </table:table-cell>
          <table:table-cell/>
          <table:table-cell office:value-type="float" office:value="11.205544">
            <text:p>11.20554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30.636188">
            <text:p>230.636188</text:p>
          </table:table-cell>
          <table:table-cell/>
          <table:table-cell office:value-type="float" office:value="3.339269">
            <text:p>3.339269</text:p>
          </table:table-cell>
          <table:table-cell/>
          <table:table-cell office:value-type="float" office:value="51.156262">
            <text:p>51.156262</text:p>
          </table:table-cell>
          <table:table-cell/>
          <table:table-cell office:value-type="float" office:value="16.836001">
            <text:p>16.836001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19.262571">
            <text:p>119.262571</text:p>
          </table:table-cell>
          <table:table-cell/>
          <table:table-cell office:value-type="float" office:value="3.446578">
            <text:p>3.446578</text:p>
          </table:table-cell>
          <table:table-cell/>
          <table:table-cell office:value-type="float" office:value="53.280995">
            <text:p>53.280995</text:p>
          </table:table-cell>
          <table:table-cell/>
          <table:table-cell office:value-type="float" office:value="10.707215">
            <text:p>10.70721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27.043355">
            <text:p>127.043355</text:p>
          </table:table-cell>
          <table:table-cell/>
          <table:table-cell office:value-type="float" office:value="10.561428">
            <text:p>10.561428</text:p>
          </table:table-cell>
          <table:table-cell/>
          <table:table-cell office:value-type="float" office:value="105.562821">
            <text:p>105.562821</text:p>
          </table:table-cell>
          <table:table-cell/>
          <table:table-cell office:value-type="float" office:value="19.720661">
            <text:p>19.720661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17.28888">
            <text:p>117.28888</text:p>
          </table:table-cell>
          <table:table-cell/>
          <table:table-cell office:value-type="float" office:value="3.746815">
            <text:p>3.746815</text:p>
          </table:table-cell>
          <table:table-cell/>
          <table:table-cell office:value-type="float" office:value="52.521745">
            <text:p>52.521745</text:p>
          </table:table-cell>
          <table:table-cell/>
          <table:table-cell office:value-type="float" office:value="10.971208">
            <text:p>10.97120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27.622942">
            <text:p>127.622942</text:p>
          </table:table-cell>
          <table:table-cell/>
          <table:table-cell office:value-type="float" office:value="5.09684">
            <text:p>5.09684</text:p>
          </table:table-cell>
          <table:table-cell/>
          <table:table-cell office:value-type="float" office:value="56.409443">
            <text:p>56.409443</text:p>
          </table:table-cell>
          <table:table-cell/>
          <table:table-cell office:value-type="float" office:value="15.906259">
            <text:p>15.90625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29.483946">
            <text:p>129.483946</text:p>
          </table:table-cell>
          <table:table-cell/>
          <table:table-cell office:value-type="float" office:value="2.803044">
            <text:p>2.803044</text:p>
          </table:table-cell>
          <table:table-cell/>
          <table:table-cell office:value-type="float" office:value="40.072994">
            <text:p>40.072994</text:p>
          </table:table-cell>
          <table:table-cell/>
          <table:table-cell office:value-type="float" office:value="14.585619">
            <text:p>14.58561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34.404755">
            <text:p>134.404755</text:p>
          </table:table-cell>
          <table:table-cell/>
          <table:table-cell office:value-type="float" office:value="3.078874">
            <text:p>3.078874</text:p>
          </table:table-cell>
          <table:table-cell/>
          <table:table-cell office:value-type="float" office:value="46.612738">
            <text:p>46.612738</text:p>
          </table:table-cell>
          <table:table-cell/>
          <table:table-cell office:value-type="float" office:value="21.600818">
            <text:p>21.60081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01.977438">
            <text:p>101.977438</text:p>
          </table:table-cell>
          <table:table-cell/>
          <table:table-cell office:value-type="float" office:value="3.058025">
            <text:p>3.058025</text:p>
          </table:table-cell>
          <table:table-cell/>
          <table:table-cell office:value-type="float" office:value="53.124278">
            <text:p>53.124278</text:p>
          </table:table-cell>
          <table:table-cell/>
          <table:table-cell office:value-type="float" office:value="19.61748">
            <text:p>19.6174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06.250113">
            <text:p>106.250113</text:p>
          </table:table-cell>
          <table:table-cell/>
          <table:table-cell office:value-type="float" office:value="3.717136">
            <text:p>3.717136</text:p>
          </table:table-cell>
          <table:table-cell/>
          <table:table-cell office:value-type="float" office:value="78.099938">
            <text:p>78.099938</text:p>
          </table:table-cell>
          <table:table-cell/>
          <table:table-cell office:value-type="float" office:value="28.275585">
            <text:p>28.27558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98.868913">
            <text:p>98.868913</text:p>
          </table:table-cell>
          <table:table-cell/>
          <table:table-cell office:value-type="float" office:value="3.412051">
            <text:p>3.412051</text:p>
          </table:table-cell>
          <table:table-cell/>
          <table:table-cell office:value-type="float" office:value="43.431664">
            <text:p>43.431664</text:p>
          </table:table-cell>
          <table:table-cell/>
          <table:table-cell office:value-type="float" office:value="18.168791">
            <text:p>18.168791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97.41423">
            <text:p>97.41423</text:p>
          </table:table-cell>
          <table:table-cell/>
          <table:table-cell office:value-type="float" office:value="3.970127">
            <text:p>3.970127</text:p>
          </table:table-cell>
          <table:table-cell/>
          <table:table-cell office:value-type="float" office:value="47.643576">
            <text:p>47.643576</text:p>
          </table:table-cell>
          <table:table-cell/>
          <table:table-cell office:value-type="float" office:value="20.003929">
            <text:p>20.00392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00.53377">
            <text:p>100.53377</text:p>
          </table:table-cell>
          <table:table-cell/>
          <table:table-cell office:value-type="float" office:value="3.86172">
            <text:p>3.86172</text:p>
          </table:table-cell>
          <table:table-cell/>
          <table:table-cell office:value-type="float" office:value="55.368331">
            <text:p>55.368331</text:p>
          </table:table-cell>
          <table:table-cell/>
          <table:table-cell office:value-type="float" office:value="29.715271">
            <text:p>29.715271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04.380115">
            <text:p>104.380115</text:p>
          </table:table-cell>
          <table:table-cell/>
          <table:table-cell office:value-type="float" office:value="9.778596">
            <text:p>9.778596</text:p>
          </table:table-cell>
          <table:table-cell/>
          <table:table-cell office:value-type="float" office:value="59.064197">
            <text:p>59.064197</text:p>
          </table:table-cell>
          <table:table-cell/>
          <table:table-cell office:value-type="float" office:value="41.421632">
            <text:p>41.421632</text:p>
          </table:table-cell>
          <table:table-cell table:style-name="ce11" table:number-columns-repeated="4"/>
        </table:table-row>
        <table:table-row table:style-name="ro1" table:number-rows-repeated="2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9"/>
          <table:table-cell table:style-name="ce11" table:number-columns-repeated="2"/>
        </table:table-row>
        <table:table-row table:style-name="ro1" table:number-rows-repeated="4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 table:number-rows-repeated="24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5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4"/>
          <table:table-cell table:style-name="ce17" table:number-columns-repeated="2"/>
          <table:table-cell table:style-name="ce16"/>
          <table:table-cell table:number-columns-repeated="4"/>
        </table:table-row>
        <table:table-row table:style-name="ro1">
          <table:table-cell/>
          <table:table-cell table:style-name="ce17" table:number-columns-repeated="2"/>
          <table:table-cell table:style-name="ce16" table:number-columns-repeated="5"/>
          <table:table-cell table:number-columns-repeated="4"/>
        </table:table-row>
        <table:table-row table:style-name="ro1">
          <table:table-cell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6"/>
          <table:table-cell table:style-name="ce17"/>
          <table:table-cell table:style-name="ce18"/>
          <table:table-cell table:style-name="ce20"/>
          <table:table-cell table:number-columns-repeated="2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</table:table>
      <table:table table:name="data_0_1" table:style-name="ta1">
        <table:table-column table:style-name="co7" table:default-cell-style-name="Default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2" table:default-cell-style-name="ce11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2" office:value-type="string">
            <text:p>jxta</text:p>
          </table:table-cell>
          <table:table-cell table:style-name="ce5"/>
          <table:table-cell table:style-name="ce12" office:value-type="string">
            <text:p>jade</text:p>
          </table:table-cell>
          <table:table-cell table:style-name="ce5"/>
          <table:table-cell table:style-name="ce12" office:value-type="string">
            <text:p>fuse</text:p>
          </table:table-cell>
          <table:table-cell table:style-name="ce5"/>
          <table:table-cell table:style-name="ce12" office:value-type="string">
            <text:p>mule</text:p>
          </table:table-cell>
          <table:table-cell table:number-columns-repeated="4"/>
        </table:table-row>
        <table:table-row table:style-name="ro1">
          <table:table-cell table:style-name="ce11"/>
          <table:table-cell table:style-name="ce13" office:value-type="float" office:value="754.371891">
            <text:p>754.371891</text:p>
          </table:table-cell>
          <table:table-cell table:style-name="ce14"/>
          <table:table-cell table:style-name="ce13" office:value-type="float" office:value="229.341971">
            <text:p>229.341971</text:p>
          </table:table-cell>
          <table:table-cell table:style-name="ce14"/>
          <table:table-cell table:style-name="ce13" office:value-type="float" office:value="194.294914">
            <text:p>194.294914</text:p>
          </table:table-cell>
          <table:table-cell table:style-name="ce14"/>
          <table:table-cell table:style-name="ce13" office:value-type="float" office:value="472.047689">
            <text:p>472.04768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128.96946">
            <text:p>1128.96946</text:p>
          </table:table-cell>
          <table:table-cell/>
          <table:table-cell office:value-type="float" office:value="230.567694">
            <text:p>230.567694</text:p>
          </table:table-cell>
          <table:table-cell/>
          <table:table-cell office:value-type="float" office:value="388.002859">
            <text:p>388.002859</text:p>
          </table:table-cell>
          <table:table-cell/>
          <table:table-cell office:value-type="float" office:value="674.739322">
            <text:p>674.739322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231.010983">
            <text:p>231.010983</text:p>
          </table:table-cell>
          <table:table-cell/>
          <table:table-cell office:value-type="float" office:value="2.108261">
            <text:p>2.108261</text:p>
          </table:table-cell>
          <table:table-cell/>
          <table:table-cell office:value-type="float" office:value="43.746841">
            <text:p>43.746841</text:p>
          </table:table-cell>
          <table:table-cell/>
          <table:table-cell office:value-type="float" office:value="42.048397">
            <text:p>42.048397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434.475963">
            <text:p>434.475963</text:p>
          </table:table-cell>
          <table:table-cell/>
          <table:table-cell office:value-type="float" office:value="213.233784">
            <text:p>213.233784</text:p>
          </table:table-cell>
          <table:table-cell/>
          <table:table-cell office:value-type="float" office:value="466.559863">
            <text:p>466.559863</text:p>
          </table:table-cell>
          <table:table-cell/>
          <table:table-cell office:value-type="float" office:value="239.328338">
            <text:p>239.328338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154.987712">
            <text:p>154.987712</text:p>
          </table:table-cell>
          <table:table-cell/>
          <table:table-cell office:value-type="float" office:value="2.136612">
            <text:p>2.136612</text:p>
          </table:table-cell>
          <table:table-cell/>
          <table:table-cell office:value-type="float" office:value="44.158384">
            <text:p>44.158384</text:p>
          </table:table-cell>
          <table:table-cell/>
          <table:table-cell office:value-type="float" office:value="19.102089">
            <text:p>19.102089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550.687869">
            <text:p>550.687869</text:p>
          </table:table-cell>
          <table:table-cell/>
          <table:table-cell office:value-type="float" office:value="4.273953">
            <text:p>4.273953</text:p>
          </table:table-cell>
          <table:table-cell/>
          <table:table-cell office:value-type="float" office:value="33.53953">
            <text:p>33.53953</text:p>
          </table:table-cell>
          <table:table-cell/>
          <table:table-cell office:value-type="float" office:value="226.745486">
            <text:p>226.745486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217.118276">
            <text:p>217.118276</text:p>
          </table:table-cell>
          <table:table-cell/>
          <table:table-cell office:value-type="float" office:value="2.076988">
            <text:p>2.076988</text:p>
          </table:table-cell>
          <table:table-cell/>
          <table:table-cell office:value-type="float" office:value="3165.761418">
            <text:p>3165.761418</text:p>
          </table:table-cell>
          <table:table-cell/>
          <table:table-cell office:value-type="float" office:value="11.766554">
            <text:p>11.76655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16.424784">
            <text:p>216.424784</text:p>
          </table:table-cell>
          <table:table-cell/>
          <table:table-cell office:value-type="float" office:value="208.521766">
            <text:p>208.521766</text:p>
          </table:table-cell>
          <table:table-cell/>
          <table:table-cell office:value-type="float" office:value="2417.231009">
            <text:p>2417.231009</text:p>
          </table:table-cell>
          <table:table-cell/>
          <table:table-cell office:value-type="float" office:value="17.116254">
            <text:p>17.11625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76.152541">
            <text:p>76.152541</text:p>
          </table:table-cell>
          <table:table-cell/>
          <table:table-cell office:value-type="float" office:value="3.760155">
            <text:p>3.760155</text:p>
          </table:table-cell>
          <table:table-cell/>
          <table:table-cell office:value-type="float" office:value="1666.966841">
            <text:p>1666.966841</text:p>
          </table:table-cell>
          <table:table-cell/>
          <table:table-cell office:value-type="float" office:value="22.26156">
            <text:p>22.26156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894.250296">
            <text:p>894.250296</text:p>
          </table:table-cell>
          <table:table-cell/>
          <table:table-cell office:value-type="float" office:value="9.485803">
            <text:p>9.485803</text:p>
          </table:table-cell>
          <table:table-cell/>
          <table:table-cell office:value-type="float" office:value="928.767023">
            <text:p>928.767023</text:p>
          </table:table-cell>
          <table:table-cell/>
          <table:table-cell office:value-type="float" office:value="23.393514">
            <text:p>23.39351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335.629132">
            <text:p>335.629132</text:p>
          </table:table-cell>
          <table:table-cell/>
          <table:table-cell office:value-type="float" office:value="3.737312">
            <text:p>3.737312</text:p>
          </table:table-cell>
          <table:table-cell/>
          <table:table-cell office:value-type="float" office:value="41.547632">
            <text:p>41.547632</text:p>
          </table:table-cell>
          <table:table-cell/>
          <table:table-cell office:value-type="float" office:value="13.103393">
            <text:p>13.103393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763.791235">
            <text:p>763.791235</text:p>
          </table:table-cell>
          <table:table-cell/>
          <table:table-cell office:value-type="float" office:value="5.018064">
            <text:p>5.018064</text:p>
          </table:table-cell>
          <table:table-cell/>
          <table:table-cell office:value-type="float" office:value="177.617747">
            <text:p>177.617747</text:p>
          </table:table-cell>
          <table:table-cell/>
          <table:table-cell office:value-type="float" office:value="15.276259">
            <text:p>15.27625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29.758226">
            <text:p>129.758226</text:p>
          </table:table-cell>
          <table:table-cell/>
          <table:table-cell office:value-type="float" office:value="3.995984">
            <text:p>3.995984</text:p>
          </table:table-cell>
          <table:table-cell/>
          <table:table-cell office:value-type="float" office:value="457.122098">
            <text:p>457.122098</text:p>
          </table:table-cell>
          <table:table-cell/>
          <table:table-cell office:value-type="float" office:value="19.765095">
            <text:p>19.76509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740.207197">
            <text:p>740.207197</text:p>
          </table:table-cell>
          <table:table-cell/>
          <table:table-cell office:value-type="float" office:value="206.729185">
            <text:p>206.729185</text:p>
          </table:table-cell>
          <table:table-cell/>
          <table:table-cell office:value-type="float" office:value="1115.837261">
            <text:p>1115.837261</text:p>
          </table:table-cell>
          <table:table-cell/>
          <table:table-cell office:value-type="float" office:value="229.046533">
            <text:p>229.046533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68.170511">
            <text:p>68.170511</text:p>
          </table:table-cell>
          <table:table-cell/>
          <table:table-cell office:value-type="float" office:value="2.145917">
            <text:p>2.145917</text:p>
          </table:table-cell>
          <table:table-cell/>
          <table:table-cell office:value-type="float" office:value="567.684135">
            <text:p>567.684135</text:p>
          </table:table-cell>
          <table:table-cell/>
          <table:table-cell office:value-type="float" office:value="22.634535">
            <text:p>22.63453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79.766324">
            <text:p>279.766324</text:p>
          </table:table-cell>
          <table:table-cell/>
          <table:table-cell office:value-type="float" office:value="4.118808">
            <text:p>4.118808</text:p>
          </table:table-cell>
          <table:table-cell/>
          <table:table-cell office:value-type="float" office:value="29.876364">
            <text:p>29.876364</text:p>
          </table:table-cell>
          <table:table-cell/>
          <table:table-cell office:value-type="float" office:value="224.274921">
            <text:p>224.274921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81.098311">
            <text:p>281.098311</text:p>
          </table:table-cell>
          <table:table-cell/>
          <table:table-cell office:value-type="float" office:value="3.110372">
            <text:p>3.110372</text:p>
          </table:table-cell>
          <table:table-cell/>
          <table:table-cell office:value-type="float" office:value="3741.735352">
            <text:p>3741.735352</text:p>
          </table:table-cell>
          <table:table-cell/>
          <table:table-cell office:value-type="float" office:value="16.727854">
            <text:p>16.72785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120.354067">
            <text:p>1120.354067</text:p>
          </table:table-cell>
          <table:table-cell/>
          <table:table-cell office:value-type="float" office:value="5.492358">
            <text:p>5.492358</text:p>
          </table:table-cell>
          <table:table-cell/>
          <table:table-cell office:value-type="float" office:value="2984.155616">
            <text:p>2984.155616</text:p>
          </table:table-cell>
          <table:table-cell/>
          <table:table-cell office:value-type="float" office:value="17.453273">
            <text:p>17.453273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56.233598">
            <text:p>156.233598</text:p>
          </table:table-cell>
          <table:table-cell/>
          <table:table-cell office:value-type="float" office:value="10.21021">
            <text:p>10.21021</text:p>
          </table:table-cell>
          <table:table-cell/>
          <table:table-cell office:value-type="float" office:value="6094.951842">
            <text:p>6094.951842</text:p>
          </table:table-cell>
          <table:table-cell/>
          <table:table-cell office:value-type="float" office:value="39.360808">
            <text:p>39.36080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986.632572">
            <text:p>1986.632572</text:p>
          </table:table-cell>
          <table:table-cell/>
          <table:table-cell office:value-type="float" office:value="2.45547">
            <text:p>2.45547</text:p>
          </table:table-cell>
          <table:table-cell/>
          <table:table-cell office:value-type="float" office:value="5337.849482">
            <text:p>5337.849482</text:p>
          </table:table-cell>
          <table:table-cell/>
          <table:table-cell office:value-type="float" office:value="40.812304">
            <text:p>40.812304</text:p>
          </table:table-cell>
          <table:table-cell table:style-name="ce11" table:number-columns-repeated="4"/>
        </table:table-row>
        <table:table-row table:style-name="ro1" table:number-rows-repeated="2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9"/>
          <table:table-cell table:style-name="ce11" table:number-columns-repeated="2"/>
        </table:table-row>
        <table:table-row table:style-name="ro1" table:number-rows-repeated="4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 table:number-rows-repeated="24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5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4"/>
          <table:table-cell table:style-name="ce17" table:number-columns-repeated="2"/>
          <table:table-cell table:style-name="ce16"/>
          <table:table-cell table:number-columns-repeated="4"/>
        </table:table-row>
        <table:table-row table:style-name="ro1">
          <table:table-cell/>
          <table:table-cell table:style-name="ce17" table:number-columns-repeated="2"/>
          <table:table-cell table:style-name="ce16" table:number-columns-repeated="5"/>
          <table:table-cell table:number-columns-repeated="4"/>
        </table:table-row>
        <table:table-row table:style-name="ro1">
          <table:table-cell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6"/>
          <table:table-cell table:style-name="ce17"/>
          <table:table-cell table:style-name="ce18"/>
          <table:table-cell table:style-name="ce20"/>
          <table:table-cell table:number-columns-repeated="2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</table:table>
      <table:table table:name="data_0_2" table:style-name="ta1">
        <table:table-column table:style-name="co7" table:default-cell-style-name="Default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2" table:default-cell-style-name="ce11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2" office:value-type="string">
            <text:p>jxta</text:p>
          </table:table-cell>
          <table:table-cell table:style-name="ce5"/>
          <table:table-cell table:style-name="ce12" office:value-type="string">
            <text:p>jade</text:p>
          </table:table-cell>
          <table:table-cell table:style-name="ce5"/>
          <table:table-cell table:style-name="ce12" office:value-type="string">
            <text:p>fuse</text:p>
          </table:table-cell>
          <table:table-cell table:style-name="ce5"/>
          <table:table-cell table:style-name="ce12" office:value-type="string">
            <text:p>mule</text:p>
          </table:table-cell>
          <table:table-cell table:number-columns-repeated="4"/>
        </table:table-row>
        <table:table-row table:style-name="ro1">
          <table:table-cell table:style-name="ce11"/>
          <table:table-cell table:style-name="ce13" office:value-type="float" office:value="1267.423064">
            <text:p>1267.423064</text:p>
          </table:table-cell>
          <table:table-cell table:style-name="ce14"/>
          <table:table-cell table:style-name="ce13" office:value-type="float" office:value="2861.491684">
            <text:p>2861.491684</text:p>
          </table:table-cell>
          <table:table-cell table:style-name="ce14"/>
          <table:table-cell table:style-name="ce13" office:value-type="float" office:value="141.891692">
            <text:p>141.891692</text:p>
          </table:table-cell>
          <table:table-cell table:style-name="ce14"/>
          <table:table-cell table:style-name="ce13" office:value-type="float" office:value="687.692244">
            <text:p>687.69224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443.657226">
            <text:p>1443.657226</text:p>
          </table:table-cell>
          <table:table-cell/>
          <table:table-cell office:value-type="float" office:value="1862.611249">
            <text:p>1862.611249</text:p>
          </table:table-cell>
          <table:table-cell/>
          <table:table-cell office:value-type="float" office:value="763.686433">
            <text:p>763.686433</text:p>
          </table:table-cell>
          <table:table-cell/>
          <table:table-cell office:value-type="float" office:value="700.660674">
            <text:p>700.660674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740.311827">
            <text:p>740.311827</text:p>
          </table:table-cell>
          <table:table-cell/>
          <table:table-cell office:value-type="float" office:value="863.40237">
            <text:p>863.40237</text:p>
          </table:table-cell>
          <table:table-cell/>
          <table:table-cell office:value-type="float" office:value="494.319987">
            <text:p>494.319987</text:p>
          </table:table-cell>
          <table:table-cell/>
          <table:table-cell office:value-type="float" office:value="22.389578">
            <text:p>22.389578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784.514333">
            <text:p>784.514333</text:p>
          </table:table-cell>
          <table:table-cell/>
          <table:table-cell office:value-type="float" office:value="2.670591">
            <text:p>2.670591</text:p>
          </table:table-cell>
          <table:table-cell/>
          <table:table-cell office:value-type="float" office:value="501.99853">
            <text:p>501.99853</text:p>
          </table:table-cell>
          <table:table-cell/>
          <table:table-cell office:value-type="float" office:value="362.333234">
            <text:p>362.333234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362.573402">
            <text:p>362.573402</text:p>
          </table:table-cell>
          <table:table-cell/>
          <table:table-cell office:value-type="float" office:value="2.535328">
            <text:p>2.535328</text:p>
          </table:table-cell>
          <table:table-cell/>
          <table:table-cell office:value-type="float" office:value="356.220475">
            <text:p>356.220475</text:p>
          </table:table-cell>
          <table:table-cell/>
          <table:table-cell office:value-type="float" office:value="17.492722">
            <text:p>17.492722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345.515976">
            <text:p>345.515976</text:p>
          </table:table-cell>
          <table:table-cell/>
          <table:table-cell office:value-type="float" office:value="4423.201694">
            <text:p>4423.201694</text:p>
          </table:table-cell>
          <table:table-cell/>
          <table:table-cell office:value-type="float" office:value="1023.36673">
            <text:p>1023.36673</text:p>
          </table:table-cell>
          <table:table-cell/>
          <table:table-cell office:value-type="float" office:value="19.877392">
            <text:p>19.877392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1382.672887">
            <text:p>1382.672887</text:p>
          </table:table-cell>
          <table:table-cell/>
          <table:table-cell office:value-type="float" office:value="3424.888527">
            <text:p>3424.888527</text:p>
          </table:table-cell>
          <table:table-cell/>
          <table:table-cell office:value-type="float" office:value="228.634996">
            <text:p>228.634996</text:p>
          </table:table-cell>
          <table:table-cell/>
          <table:table-cell office:value-type="float" office:value="217.0539">
            <text:p>217.053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653.268923">
            <text:p>653.268923</text:p>
          </table:table-cell>
          <table:table-cell/>
          <table:table-cell office:value-type="float" office:value="2425.168055">
            <text:p>2425.168055</text:p>
          </table:table-cell>
          <table:table-cell/>
          <table:table-cell office:value-type="float" office:value="502.724168">
            <text:p>502.724168</text:p>
          </table:table-cell>
          <table:table-cell/>
          <table:table-cell office:value-type="float" office:value="224.737014">
            <text:p>224.73701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315.858373">
            <text:p>315.858373</text:p>
          </table:table-cell>
          <table:table-cell/>
          <table:table-cell office:value-type="float" office:value="1426.418956">
            <text:p>1426.418956</text:p>
          </table:table-cell>
          <table:table-cell/>
          <table:table-cell office:value-type="float" office:value="3615.517812">
            <text:p>3615.517812</text:p>
          </table:table-cell>
          <table:table-cell/>
          <table:table-cell office:value-type="float" office:value="17.509878">
            <text:p>17.50987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332.693191">
            <text:p>332.693191</text:p>
          </table:table-cell>
          <table:table-cell/>
          <table:table-cell office:value-type="float" office:value="430.605918">
            <text:p>430.605918</text:p>
          </table:table-cell>
          <table:table-cell/>
          <table:table-cell office:value-type="float" office:value="3322.190547">
            <text:p>3322.190547</text:p>
          </table:table-cell>
          <table:table-cell/>
          <table:table-cell office:value-type="float" office:value="20.36767">
            <text:p>20.36767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682.405879">
            <text:p>682.405879</text:p>
          </table:table-cell>
          <table:table-cell/>
          <table:table-cell office:value-type="float" office:value="4.913053">
            <text:p>4.913053</text:p>
          </table:table-cell>
          <table:table-cell/>
          <table:table-cell office:value-type="float" office:value="6601.246216">
            <text:p>6601.246216</text:p>
          </table:table-cell>
          <table:table-cell/>
          <table:table-cell office:value-type="float" office:value="15.29348">
            <text:p>15.2934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869.426747">
            <text:p>869.426747</text:p>
          </table:table-cell>
          <table:table-cell/>
          <table:table-cell office:value-type="float" office:value="5.898825">
            <text:p>5.898825</text:p>
          </table:table-cell>
          <table:table-cell/>
          <table:table-cell office:value-type="float" office:value="6457.1633">
            <text:p>6457.1633</text:p>
          </table:table-cell>
          <table:table-cell/>
          <table:table-cell office:value-type="float" office:value="215.78987">
            <text:p>215.78987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506.389728">
            <text:p>506.389728</text:p>
          </table:table-cell>
          <table:table-cell/>
          <table:table-cell office:value-type="float" office:value="2.781547">
            <text:p>2.781547</text:p>
          </table:table-cell>
          <table:table-cell/>
          <table:table-cell office:value-type="float" office:value="9400.931168">
            <text:p>9400.931168</text:p>
          </table:table-cell>
          <table:table-cell/>
          <table:table-cell office:value-type="float" office:value="22.093118">
            <text:p>22.09311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636.244398">
            <text:p>636.244398</text:p>
          </table:table-cell>
          <table:table-cell/>
          <table:table-cell office:value-type="float" office:value="3.745294">
            <text:p>3.745294</text:p>
          </table:table-cell>
          <table:table-cell/>
          <table:table-cell office:value-type="float" office:value="16648.498117">
            <text:p>16648.498117</text:p>
          </table:table-cell>
          <table:table-cell/>
          <table:table-cell office:value-type="float" office:value="626.066967">
            <text:p>626.066967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922.609788">
            <text:p>1922.609788</text:p>
          </table:table-cell>
          <table:table-cell/>
          <table:table-cell office:value-type="float" office:value="3.680105">
            <text:p>3.680105</text:p>
          </table:table-cell>
          <table:table-cell/>
          <table:table-cell office:value-type="float" office:value="16104.129643">
            <text:p>16104.129643</text:p>
          </table:table-cell>
          <table:table-cell/>
          <table:table-cell office:value-type="float" office:value="22.864659">
            <text:p>22.86465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302.200515">
            <text:p>302.200515</text:p>
          </table:table-cell>
          <table:table-cell/>
          <table:table-cell office:value-type="float" office:value="3.900625">
            <text:p>3.900625</text:p>
          </table:table-cell>
          <table:table-cell/>
          <table:table-cell office:value-type="float" office:value="15541.127926">
            <text:p>15541.127926</text:p>
          </table:table-cell>
          <table:table-cell/>
          <table:table-cell office:value-type="float" office:value="635.128172">
            <text:p>635.128172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324.117394">
            <text:p>1324.117394</text:p>
          </table:table-cell>
          <table:table-cell/>
          <table:table-cell office:value-type="float" office:value="3.789732">
            <text:p>3.789732</text:p>
          </table:table-cell>
          <table:table-cell/>
          <table:table-cell office:value-type="float" office:value="16018.597552">
            <text:p>16018.597552</text:p>
          </table:table-cell>
          <table:table-cell/>
          <table:table-cell office:value-type="float" office:value="10.547553">
            <text:p>10.547553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469.429255">
            <text:p>469.429255</text:p>
          </table:table-cell>
          <table:table-cell/>
          <table:table-cell office:value-type="float" office:value="207.947232">
            <text:p>207.947232</text:p>
          </table:table-cell>
          <table:table-cell/>
          <table:table-cell office:value-type="float" office:value="19758.330141">
            <text:p>19758.330141</text:p>
          </table:table-cell>
          <table:table-cell/>
          <table:table-cell office:value-type="float" office:value="221.876751">
            <text:p>221.876751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625.675349">
            <text:p>1625.675349</text:p>
          </table:table-cell>
          <table:table-cell/>
          <table:table-cell office:value-type="float" office:value="4.349676">
            <text:p>4.349676</text:p>
          </table:table-cell>
          <table:table-cell/>
          <table:table-cell office:value-type="float" office:value="20442.153842">
            <text:p>20442.153842</text:p>
          </table:table-cell>
          <table:table-cell/>
          <table:table-cell office:value-type="float" office:value="241.510244">
            <text:p>241.51024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277.221582">
            <text:p>1277.221582</text:p>
          </table:table-cell>
          <table:table-cell/>
          <table:table-cell office:value-type="float" office:value="217.777002">
            <text:p>217.777002</text:p>
          </table:table-cell>
          <table:table-cell/>
          <table:table-cell office:value-type="float" office:value="29114.140621">
            <text:p>29114.140621</text:p>
          </table:table-cell>
          <table:table-cell/>
          <table:table-cell office:value-type="float" office:value="641.908437">
            <text:p>641.908437</text:p>
          </table:table-cell>
          <table:table-cell table:style-name="ce11" table:number-columns-repeated="4"/>
        </table:table-row>
        <table:table-row table:style-name="ro1" table:number-rows-repeated="2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9"/>
          <table:table-cell table:style-name="ce11" table:number-columns-repeated="2"/>
        </table:table-row>
        <table:table-row table:style-name="ro1" table:number-rows-repeated="4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 table:number-rows-repeated="24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5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4"/>
          <table:table-cell table:style-name="ce17" table:number-columns-repeated="2"/>
          <table:table-cell table:style-name="ce16"/>
          <table:table-cell table:number-columns-repeated="4"/>
        </table:table-row>
        <table:table-row table:style-name="ro1">
          <table:table-cell/>
          <table:table-cell table:style-name="ce17" table:number-columns-repeated="2"/>
          <table:table-cell table:style-name="ce16" table:number-columns-repeated="5"/>
          <table:table-cell table:number-columns-repeated="4"/>
        </table:table-row>
        <table:table-row table:style-name="ro1">
          <table:table-cell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6"/>
          <table:table-cell table:style-name="ce17"/>
          <table:table-cell table:style-name="ce18"/>
          <table:table-cell table:style-name="ce20"/>
          <table:table-cell table:number-columns-repeated="2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</table:table>
      <table:table table:name="data_0_3" table:style-name="ta1">
        <table:table-column table:style-name="co7" table:default-cell-style-name="Default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2" table:default-cell-style-name="ce11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2" office:value-type="string">
            <text:p>jxta</text:p>
          </table:table-cell>
          <table:table-cell table:style-name="ce5"/>
          <table:table-cell table:style-name="ce12" office:value-type="string">
            <text:p>jade</text:p>
          </table:table-cell>
          <table:table-cell table:style-name="ce5"/>
          <table:table-cell table:style-name="ce12" office:value-type="string">
            <text:p>fuse</text:p>
          </table:table-cell>
          <table:table-cell table:style-name="ce5"/>
          <table:table-cell table:style-name="ce12" office:value-type="string">
            <text:p>mule</text:p>
          </table:table-cell>
          <table:table-cell table:number-columns-repeated="4"/>
        </table:table-row>
        <table:table-row table:style-name="ro1">
          <table:table-cell table:style-name="ce11"/>
          <table:table-cell table:style-name="ce13" office:value-type="float" office:value="3480.022842">
            <text:p>3480.022842</text:p>
          </table:table-cell>
          <table:table-cell table:style-name="ce14"/>
          <table:table-cell table:style-name="ce13" office:value-type="float" office:value="231.605912">
            <text:p>231.605912</text:p>
          </table:table-cell>
          <table:table-cell table:style-name="ce14"/>
          <table:table-cell table:style-name="ce13" office:value-type="float" office:value="1419.77553">
            <text:p>1419.77553</text:p>
          </table:table-cell>
          <table:table-cell table:style-name="ce14"/>
          <table:table-cell table:style-name="ce13" office:value-type="float" office:value="488.927788">
            <text:p>488.92778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363.881569">
            <text:p>363.881569</text:p>
          </table:table-cell>
          <table:table-cell/>
          <table:table-cell office:value-type="float" office:value="3.094679">
            <text:p>3.094679</text:p>
          </table:table-cell>
          <table:table-cell/>
          <table:table-cell office:value-type="float" office:value="2215.532979">
            <text:p>2215.532979</text:p>
          </table:table-cell>
          <table:table-cell/>
          <table:table-cell office:value-type="float" office:value="895.269418">
            <text:p>895.269418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652.90904">
            <text:p>652.90904</text:p>
          </table:table-cell>
          <table:table-cell/>
          <table:table-cell office:value-type="float" office:value="3.500754">
            <text:p>3.500754</text:p>
          </table:table-cell>
          <table:table-cell/>
          <table:table-cell office:value-type="float" office:value="5923.845943">
            <text:p>5923.845943</text:p>
          </table:table-cell>
          <table:table-cell/>
          <table:table-cell office:value-type="float" office:value="36.638715">
            <text:p>36.638715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677.171421">
            <text:p>677.171421</text:p>
          </table:table-cell>
          <table:table-cell/>
          <table:table-cell office:value-type="float" office:value="626.765995">
            <text:p>626.765995</text:p>
          </table:table-cell>
          <table:table-cell/>
          <table:table-cell office:value-type="float" office:value="10374.110919">
            <text:p>10374.110919</text:p>
          </table:table-cell>
          <table:table-cell/>
          <table:table-cell office:value-type="float" office:value="245.509524">
            <text:p>245.509524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229.936857">
            <text:p>229.936857</text:p>
          </table:table-cell>
          <table:table-cell/>
          <table:table-cell office:value-type="float" office:value="3.233616">
            <text:p>3.233616</text:p>
          </table:table-cell>
          <table:table-cell/>
          <table:table-cell office:value-type="float" office:value="13808.30479">
            <text:p>13808.30479</text:p>
          </table:table-cell>
          <table:table-cell/>
          <table:table-cell office:value-type="float" office:value="18.414252">
            <text:p>18.414252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74.601751">
            <text:p>74.601751</text:p>
          </table:table-cell>
          <table:table-cell/>
          <table:table-cell office:value-type="float" office:value="3.69786">
            <text:p>3.69786</text:p>
          </table:table-cell>
          <table:table-cell/>
          <table:table-cell office:value-type="float" office:value="13758.594745">
            <text:p>13758.594745</text:p>
          </table:table-cell>
          <table:table-cell/>
          <table:table-cell office:value-type="float" office:value="222.892681">
            <text:p>222.892681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5458.445699">
            <text:p>5458.445699</text:p>
          </table:table-cell>
          <table:table-cell/>
          <table:table-cell office:value-type="float" office:value="213.356445">
            <text:p>213.356445</text:p>
          </table:table-cell>
          <table:table-cell/>
          <table:table-cell office:value-type="float" office:value="14124.265118">
            <text:p>14124.265118</text:p>
          </table:table-cell>
          <table:table-cell/>
          <table:table-cell office:value-type="float" office:value="224.127515">
            <text:p>224.12751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085.745382">
            <text:p>2085.745382</text:p>
          </table:table-cell>
          <table:table-cell/>
          <table:table-cell office:value-type="float" office:value="2.363917">
            <text:p>2.363917</text:p>
          </table:table-cell>
          <table:table-cell/>
          <table:table-cell office:value-type="float" office:value="15034.112422">
            <text:p>15034.112422</text:p>
          </table:table-cell>
          <table:table-cell/>
          <table:table-cell office:value-type="float" office:value="635.680574">
            <text:p>635.68057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744.766079">
            <text:p>744.766079</text:p>
          </table:table-cell>
          <table:table-cell/>
          <table:table-cell office:value-type="float" office:value="5.335123">
            <text:p>5.335123</text:p>
          </table:table-cell>
          <table:table-cell/>
          <table:table-cell office:value-type="float" office:value="19885.614482">
            <text:p>19885.614482</text:p>
          </table:table-cell>
          <table:table-cell/>
          <table:table-cell office:value-type="float" office:value="425.9578">
            <text:p>425.957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736.063862">
            <text:p>1736.063862</text:p>
          </table:table-cell>
          <table:table-cell/>
          <table:table-cell office:value-type="float" office:value="3.551443">
            <text:p>3.551443</text:p>
          </table:table-cell>
          <table:table-cell/>
          <table:table-cell office:value-type="float" office:value="24379.793238">
            <text:p>24379.793238</text:p>
          </table:table-cell>
          <table:table-cell/>
          <table:table-cell office:value-type="float" office:value="433.993802">
            <text:p>433.993802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554.540074">
            <text:p>1554.540074</text:p>
          </table:table-cell>
          <table:table-cell/>
          <table:table-cell office:value-type="float" office:value="9046.931629">
            <text:p>9046.931629</text:p>
          </table:table-cell>
          <table:table-cell/>
          <table:table-cell office:value-type="float" office:value="27078.605417">
            <text:p>27078.605417</text:p>
          </table:table-cell>
          <table:table-cell/>
          <table:table-cell office:value-type="float" office:value="21.483675">
            <text:p>21.48367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130.382182">
            <text:p>1130.382182</text:p>
          </table:table-cell>
          <table:table-cell/>
          <table:table-cell office:value-type="float" office:value="8259.535141">
            <text:p>8259.535141</text:p>
          </table:table-cell>
          <table:table-cell/>
          <table:table-cell office:value-type="float" office:value="23489.052976">
            <text:p>23489.052976</text:p>
          </table:table-cell>
          <table:table-cell/>
          <table:table-cell office:value-type="float" office:value="418.714673">
            <text:p>418.714673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945.202003">
            <text:p>945.202003</text:p>
          </table:table-cell>
          <table:table-cell/>
          <table:table-cell office:value-type="float" office:value="7259.735922">
            <text:p>7259.735922</text:p>
          </table:table-cell>
          <table:table-cell/>
          <table:table-cell office:value-type="float" office:value="36055.691993">
            <text:p>36055.691993</text:p>
          </table:table-cell>
          <table:table-cell/>
          <table:table-cell office:value-type="float" office:value="19.819097">
            <text:p>19.819097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358.244035">
            <text:p>2358.244035</text:p>
          </table:table-cell>
          <table:table-cell/>
          <table:table-cell office:value-type="float" office:value="6259.704657">
            <text:p>6259.704657</text:p>
          </table:table-cell>
          <table:table-cell/>
          <table:table-cell office:value-type="float" office:value="38884.247598">
            <text:p>38884.247598</text:p>
          </table:table-cell>
          <table:table-cell/>
          <table:table-cell office:value-type="float" office:value="85.284976">
            <text:p>85.284976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4107.359882">
            <text:p>4107.359882</text:p>
          </table:table-cell>
          <table:table-cell/>
          <table:table-cell office:value-type="float" office:value="5259.923205">
            <text:p>5259.923205</text:p>
          </table:table-cell>
          <table:table-cell/>
          <table:table-cell office:value-type="float" office:value="62768.521555">
            <text:p>62768.521555</text:p>
          </table:table-cell>
          <table:table-cell/>
          <table:table-cell office:value-type="float" office:value="645.628752">
            <text:p>645.628752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3166.561885">
            <text:p>3166.561885</text:p>
          </table:table-cell>
          <table:table-cell/>
          <table:table-cell office:value-type="float" office:value="4259.840563">
            <text:p>4259.840563</text:p>
          </table:table-cell>
          <table:table-cell/>
          <table:table-cell office:value-type="float" office:value="68839.930323">
            <text:p>68839.930323</text:p>
          </table:table-cell>
          <table:table-cell/>
          <table:table-cell office:value-type="float" office:value="1472.842286">
            <text:p>1472.842286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80.464834">
            <text:p>80.464834</text:p>
          </table:table-cell>
          <table:table-cell/>
          <table:table-cell office:value-type="float" office:value="3260.277039">
            <text:p>3260.277039</text:p>
          </table:table-cell>
          <table:table-cell/>
          <table:table-cell office:value-type="float" office:value="68277.919177">
            <text:p>68277.919177</text:p>
          </table:table-cell>
          <table:table-cell/>
          <table:table-cell office:value-type="float" office:value="477.517605">
            <text:p>477.51760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4364.6999">
            <text:p>4364.6999</text:p>
          </table:table-cell>
          <table:table-cell/>
          <table:table-cell office:value-type="float" office:value="2264.729564">
            <text:p>2264.729564</text:p>
          </table:table-cell>
          <table:table-cell/>
          <table:table-cell office:value-type="float" office:value="70993.51332">
            <text:p>70993.51332</text:p>
          </table:table-cell>
          <table:table-cell/>
          <table:table-cell office:value-type="float" office:value="35.341815">
            <text:p>35.34181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3951.158515">
            <text:p>3951.158515</text:p>
          </table:table-cell>
          <table:table-cell/>
          <table:table-cell office:value-type="float" office:value="1269.880438">
            <text:p>1269.880438</text:p>
          </table:table-cell>
          <table:table-cell/>
          <table:table-cell office:value-type="float" office:value="74113.185255">
            <text:p>74113.185255</text:p>
          </table:table-cell>
          <table:table-cell/>
          <table:table-cell office:value-type="float" office:value="1104.089954">
            <text:p>1104.08995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533.557824">
            <text:p>2533.557824</text:p>
          </table:table-cell>
          <table:table-cell/>
          <table:table-cell office:value-type="float" office:value="278.341032">
            <text:p>278.341032</text:p>
          </table:table-cell>
          <table:table-cell/>
          <table:table-cell office:value-type="float" office:value="75671.036302">
            <text:p>75671.036302</text:p>
          </table:table-cell>
          <table:table-cell/>
          <table:table-cell office:value-type="float" office:value="109.158896">
            <text:p>109.158896</text:p>
          </table:table-cell>
          <table:table-cell table:style-name="ce11" table:number-columns-repeated="4"/>
        </table:table-row>
        <table:table-row table:style-name="ro1" table:number-rows-repeated="2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9"/>
          <table:table-cell table:style-name="ce11" table:number-columns-repeated="2"/>
        </table:table-row>
        <table:table-row table:style-name="ro1" table:number-rows-repeated="4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 table:number-rows-repeated="24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5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4"/>
          <table:table-cell table:style-name="ce17" table:number-columns-repeated="2"/>
          <table:table-cell table:style-name="ce16"/>
          <table:table-cell table:number-columns-repeated="4"/>
        </table:table-row>
        <table:table-row table:style-name="ro1">
          <table:table-cell/>
          <table:table-cell table:style-name="ce17" table:number-columns-repeated="2"/>
          <table:table-cell table:style-name="ce16" table:number-columns-repeated="5"/>
          <table:table-cell table:number-columns-repeated="4"/>
        </table:table-row>
        <table:table-row table:style-name="ro1">
          <table:table-cell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6"/>
          <table:table-cell table:style-name="ce17"/>
          <table:table-cell table:style-name="ce18"/>
          <table:table-cell table:style-name="ce20"/>
          <table:table-cell table:number-columns-repeated="2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</table:table>
      <table:table table:name="data_0_4" table:style-name="ta1">
        <table:table-column table:style-name="co7" table:default-cell-style-name="Default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2" table:default-cell-style-name="ce11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2" office:value-type="string">
            <text:p>jxta</text:p>
          </table:table-cell>
          <table:table-cell table:style-name="ce5"/>
          <table:table-cell table:style-name="ce12" office:value-type="string">
            <text:p>jade</text:p>
          </table:table-cell>
          <table:table-cell table:style-name="ce5"/>
          <table:table-cell table:style-name="ce12" office:value-type="string">
            <text:p>fuse</text:p>
          </table:table-cell>
          <table:table-cell table:style-name="ce5"/>
          <table:table-cell table:style-name="ce12" office:value-type="string">
            <text:p>mule</text:p>
          </table:table-cell>
          <table:table-cell table:number-columns-repeated="4"/>
        </table:table-row>
        <table:table-row table:style-name="ro1">
          <table:table-cell table:style-name="ce11"/>
          <table:table-cell table:style-name="ce13" office:value-type="float" office:value="3639.503228">
            <text:p>3639.503228</text:p>
          </table:table-cell>
          <table:table-cell table:style-name="ce14"/>
          <table:table-cell table:style-name="ce13" office:value-type="float" office:value="9473.603861">
            <text:p>9473.603861</text:p>
          </table:table-cell>
          <table:table-cell table:style-name="ce14"/>
          <table:table-cell table:style-name="ce13" office:value-type="float" office:value="11310.516434">
            <text:p>11310.516434</text:p>
          </table:table-cell>
          <table:table-cell table:style-name="ce14"/>
          <table:table-cell table:style-name="ce13" office:value-type="float" office:value="536.492693">
            <text:p>536.492693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6679.005722">
            <text:p>6679.005722</text:p>
          </table:table-cell>
          <table:table-cell/>
          <table:table-cell office:value-type="float" office:value="8475.130329">
            <text:p>8475.130329</text:p>
          </table:table-cell>
          <table:table-cell/>
          <table:table-cell office:value-type="float" office:value="17194.265859">
            <text:p>17194.265859</text:p>
          </table:table-cell>
          <table:table-cell/>
          <table:table-cell office:value-type="float" office:value="998.928879">
            <text:p>998.928879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5360.23611">
            <text:p>5360.23611</text:p>
          </table:table-cell>
          <table:table-cell/>
          <table:table-cell office:value-type="float" office:value="7475.849368">
            <text:p>7475.849368</text:p>
          </table:table-cell>
          <table:table-cell/>
          <table:table-cell office:value-type="float" office:value="27329.126812">
            <text:p>27329.126812</text:p>
          </table:table-cell>
          <table:table-cell/>
          <table:table-cell office:value-type="float" office:value="17.121033">
            <text:p>17.121033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2819.66644">
            <text:p>2819.66644</text:p>
          </table:table-cell>
          <table:table-cell/>
          <table:table-cell office:value-type="float" office:value="6476.371643">
            <text:p>6476.371643</text:p>
          </table:table-cell>
          <table:table-cell/>
          <table:table-cell office:value-type="float" office:value="31033.801167">
            <text:p>31033.801167</text:p>
          </table:table-cell>
          <table:table-cell/>
          <table:table-cell office:value-type="float" office:value="1835.518433">
            <text:p>1835.518433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5858.095562">
            <text:p>5858.095562</text:p>
          </table:table-cell>
          <table:table-cell/>
          <table:table-cell office:value-type="float" office:value="5477.033527">
            <text:p>5477.033527</text:p>
          </table:table-cell>
          <table:table-cell/>
          <table:table-cell office:value-type="float" office:value="32498.895119">
            <text:p>32498.895119</text:p>
          </table:table-cell>
          <table:table-cell/>
          <table:table-cell office:value-type="float" office:value="2835.341187">
            <text:p>2835.341187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1842.715543">
            <text:p>1842.715543</text:p>
          </table:table-cell>
          <table:table-cell/>
          <table:table-cell office:value-type="float" office:value="4687.717381">
            <text:p>4687.717381</text:p>
          </table:table-cell>
          <table:table-cell/>
          <table:table-cell office:value-type="float" office:value="32784.948446">
            <text:p>32784.948446</text:p>
          </table:table-cell>
          <table:table-cell/>
          <table:table-cell office:value-type="float" office:value="1018.620408">
            <text:p>1018.620408</text:p>
          </table:table-cell>
          <table:table-cell table:style-name="ce11"/>
          <table:table-cell table:style-name="ce19"/>
          <table:table-cell table:style-name="ce21"/>
          <table:table-cell table:style-name="ce11"/>
        </table:table-row>
        <table:table-row table:style-name="ro1">
          <table:table-cell table:style-name="ce11"/>
          <table:table-cell office:value-type="float" office:value="2424.124703">
            <text:p>2424.124703</text:p>
          </table:table-cell>
          <table:table-cell/>
          <table:table-cell office:value-type="float" office:value="3687.50423">
            <text:p>3687.50423</text:p>
          </table:table-cell>
          <table:table-cell/>
          <table:table-cell office:value-type="float" office:value="34903.617414">
            <text:p>34903.617414</text:p>
          </table:table-cell>
          <table:table-cell/>
          <table:table-cell office:value-type="float" office:value="221.176686">
            <text:p>221.176686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559.820207">
            <text:p>2559.820207</text:p>
          </table:table-cell>
          <table:table-cell/>
          <table:table-cell office:value-type="float" office:value="2691.539324">
            <text:p>2691.539324</text:p>
          </table:table-cell>
          <table:table-cell/>
          <table:table-cell office:value-type="float" office:value="35090.500196">
            <text:p>35090.500196</text:p>
          </table:table-cell>
          <table:table-cell/>
          <table:table-cell office:value-type="float" office:value="654.56625">
            <text:p>654.56625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949.514893">
            <text:p>1949.514893</text:p>
          </table:table-cell>
          <table:table-cell/>
          <table:table-cell office:value-type="float" office:value="2312.156584">
            <text:p>2312.156584</text:p>
          </table:table-cell>
          <table:table-cell/>
          <table:table-cell office:value-type="float" office:value="36251.728564">
            <text:p>36251.728564</text:p>
          </table:table-cell>
          <table:table-cell/>
          <table:table-cell office:value-type="float" office:value="227.617794">
            <text:p>227.617794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5096.516135">
            <text:p>5096.516135</text:p>
          </table:table-cell>
          <table:table-cell/>
          <table:table-cell office:value-type="float" office:value="2739.225137">
            <text:p>2739.225137</text:p>
          </table:table-cell>
          <table:table-cell/>
          <table:table-cell office:value-type="float" office:value="36985.354497">
            <text:p>36985.354497</text:p>
          </table:table-cell>
          <table:table-cell/>
          <table:table-cell office:value-type="float" office:value="1231.759527">
            <text:p>1231.759527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4036.613931">
            <text:p>4036.613931</text:p>
          </table:table-cell>
          <table:table-cell/>
          <table:table-cell office:value-type="float" office:value="29301.996288">
            <text:p>29301.996288</text:p>
          </table:table-cell>
          <table:table-cell/>
          <table:table-cell office:value-type="float" office:value="47271.592396">
            <text:p>47271.592396</text:p>
          </table:table-cell>
          <table:table-cell/>
          <table:table-cell office:value-type="float" office:value="2232.687407">
            <text:p>2232.687407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554.115213">
            <text:p>1554.115213</text:p>
          </table:table-cell>
          <table:table-cell/>
          <table:table-cell office:value-type="float" office:value="28302.073318">
            <text:p>28302.073318</text:p>
          </table:table-cell>
          <table:table-cell/>
          <table:table-cell office:value-type="float" office:value="56911.149965">
            <text:p>56911.149965</text:p>
          </table:table-cell>
          <table:table-cell/>
          <table:table-cell office:value-type="float" office:value="435.103181">
            <text:p>435.103181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915.1918">
            <text:p>2915.1918</text:p>
          </table:table-cell>
          <table:table-cell/>
          <table:table-cell office:value-type="float" office:value="30424.821358">
            <text:p>30424.821358</text:p>
          </table:table-cell>
          <table:table-cell/>
          <table:table-cell office:value-type="float" office:value="61094.271213">
            <text:p>61094.271213</text:p>
          </table:table-cell>
          <table:table-cell/>
          <table:table-cell office:value-type="float" office:value="3135.772291">
            <text:p>3135.772291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2342.996555">
            <text:p>2342.996555</text:p>
          </table:table-cell>
          <table:table-cell/>
          <table:table-cell office:value-type="float" office:value="29424.635973">
            <text:p>29424.635973</text:p>
          </table:table-cell>
          <table:table-cell/>
          <table:table-cell office:value-type="float" office:value="64061.926904">
            <text:p>64061.926904</text:p>
          </table:table-cell>
          <table:table-cell/>
          <table:table-cell office:value-type="float" office:value="2141.252609">
            <text:p>2141.25260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1529.444852">
            <text:p>1529.444852</text:p>
          </table:table-cell>
          <table:table-cell/>
          <table:table-cell office:value-type="float" office:value="28425.132809">
            <text:p>28425.132809</text:p>
          </table:table-cell>
          <table:table-cell/>
          <table:table-cell office:value-type="float" office:value="68305.799057">
            <text:p>68305.799057</text:p>
          </table:table-cell>
          <table:table-cell/>
          <table:table-cell office:value-type="float" office:value="1147.076068">
            <text:p>1147.07606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3789.285707">
            <text:p>3789.285707</text:p>
          </table:table-cell>
          <table:table-cell/>
          <table:table-cell office:value-type="float" office:value="27424.908698">
            <text:p>27424.908698</text:p>
          </table:table-cell>
          <table:table-cell/>
          <table:table-cell office:value-type="float" office:value="71429.669716">
            <text:p>71429.669716</text:p>
          </table:table-cell>
          <table:table-cell/>
          <table:table-cell office:value-type="float" office:value="1223.356929">
            <text:p>1223.35692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6433.714039">
            <text:p>6433.714039</text:p>
          </table:table-cell>
          <table:table-cell/>
          <table:table-cell office:value-type="float" office:value="27045.831549">
            <text:p>27045.831549</text:p>
          </table:table-cell>
          <table:table-cell/>
          <table:table-cell office:value-type="float" office:value="87219.828983">
            <text:p>87219.828983</text:p>
          </table:table-cell>
          <table:table-cell/>
          <table:table-cell office:value-type="float" office:value="226.596336">
            <text:p>226.596336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61858.102852">
            <text:p>61858.102852</text:p>
          </table:table-cell>
          <table:table-cell/>
          <table:table-cell office:value-type="float" office:value="26253.87372">
            <text:p>26253.87372</text:p>
          </table:table-cell>
          <table:table-cell/>
          <table:table-cell office:value-type="float" office:value="90131.588213">
            <text:p>90131.588213</text:p>
          </table:table-cell>
          <table:table-cell/>
          <table:table-cell office:value-type="float" office:value="237.992648">
            <text:p>237.992648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61036.654876">
            <text:p>61036.654876</text:p>
          </table:table-cell>
          <table:table-cell/>
          <table:table-cell office:value-type="float" office:value="25252.534103">
            <text:p>25252.534103</text:p>
          </table:table-cell>
          <table:table-cell/>
          <table:table-cell office:value-type="float" office:value="99131.205475">
            <text:p>99131.205475</text:p>
          </table:table-cell>
          <table:table-cell/>
          <table:table-cell office:value-type="float" office:value="6595.975439">
            <text:p>6595.975439</text:p>
          </table:table-cell>
          <table:table-cell table:style-name="ce11" table:number-columns-repeated="4"/>
        </table:table-row>
        <table:table-row table:style-name="ro1">
          <table:table-cell table:style-name="ce11"/>
          <table:table-cell office:value-type="float" office:value="54296.516053">
            <text:p>54296.516053</text:p>
          </table:table-cell>
          <table:table-cell/>
          <table:table-cell office:value-type="float" office:value="24862.507612">
            <text:p>24862.507612</text:p>
          </table:table-cell>
          <table:table-cell/>
          <table:table-cell office:value-type="float" office:value="102535.799869">
            <text:p>102535.799869</text:p>
          </table:table-cell>
          <table:table-cell/>
          <table:table-cell office:value-type="float" office:value="6422.655558">
            <text:p>6422.655558</text:p>
          </table:table-cell>
          <table:table-cell table:style-name="ce11" table:number-columns-repeated="4"/>
        </table:table-row>
        <table:table-row table:style-name="ro1" table:number-rows-repeated="2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9"/>
          <table:table-cell table:style-name="ce11" table:number-columns-repeated="2"/>
        </table:table-row>
        <table:table-row table:style-name="ro1" table:number-rows-repeated="4">
          <table:table-cell table:style-name="ce11"/>
          <table:table-cell table:number-columns-repeated="7"/>
          <table:table-cell table:style-name="ce11" table:number-columns-repeated="4"/>
        </table:table-row>
        <table:table-row table:style-name="ro1" table:number-rows-repeated="24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15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4"/>
          <table:table-cell table:style-name="ce17" table:number-columns-repeated="2"/>
          <table:table-cell table:style-name="ce16"/>
          <table:table-cell table:number-columns-repeated="4"/>
        </table:table-row>
        <table:table-row table:style-name="ro1">
          <table:table-cell/>
          <table:table-cell table:style-name="ce17" table:number-columns-repeated="2"/>
          <table:table-cell table:style-name="ce16" table:number-columns-repeated="5"/>
          <table:table-cell table:number-columns-repeated="4"/>
        </table:table-row>
        <table:table-row table:style-name="ro1">
          <table:table-cell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  <table:table-row table:style-name="ro1">
          <table:table-cell/>
          <table:table-cell table:style-name="ce16" table:number-columns-repeated="6"/>
          <table:table-cell table:style-name="ce17"/>
          <table:table-cell table:style-name="ce18"/>
          <table:table-cell table:style-name="ce20"/>
          <table:table-cell table:number-columns-repeated="2"/>
        </table:table-row>
        <table:table-row table:style-name="ro1">
          <table:table-cell/>
          <table:table-cell table:style-name="ce16" table:number-columns-repeated="7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 ms</number:text>
    </number:number-style>
    <number:number-style style:name="N122">
      <number:number number:decimal-places="2" number:min-integer-digits="1"/>
      <number:text>%</number:text>
    </number:number-style>
    <number:number-style style:name="N123">
      <number:number number:decimal-places="2" number:min-integer-digits="1"/>
      <number:text> kB</number:text>
    </number:number-style>
    <number:number-style style:name="N124">
      <number:number number:decimal-places="2" number:min-integer-digits="1" number:grouping="true"/>
      <number:text> kB</number:text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6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rom</meta:initial-creator>
    <meta:creation-date>2012-02-27T14:01:27</meta:creation-date>
    <dc:date>2012-02-28T16:12:44</dc:date>
    <dc:creator>Martin Srom</dc:creator>
    <meta:editing-duration>PT2H23M13S</meta:editing-duration>
    <meta:editing-cycles>72</meta:editing-cycles>
    <meta:generator>LibreOffice/3.4$Unix LibreOffice_project/340m1$Build-502</meta:generator>
    <meta:document-statistic meta:table-count="6" meta:cell-count="558" meta:object-count="0"/>
  </office:meta>
</office:document-meta>
</file>